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arial, sans-serif"/>
    <style:font-face style:name="Tahoma" svg:font-family="Tahoma, Helvetica, Arial, STHeiti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71d3e" officeooo:paragraph-rsid="000ccf08"/>
    </style:style>
    <style:style style:name="P2" style:family="paragraph" style:parent-style-name="Standard">
      <style:text-properties officeooo:rsid="001551c8" officeooo:paragraph-rsid="000ccf08"/>
    </style:style>
    <style:style style:name="P3" style:family="paragraph" style:parent-style-name="Standard">
      <style:text-properties officeooo:rsid="00159b39" officeooo:paragraph-rsid="000ccf08"/>
    </style:style>
    <style:style style:name="P4" style:family="paragraph" style:parent-style-name="Standard">
      <style:text-properties officeooo:rsid="0016b188" officeooo:paragraph-rsid="000ccf08"/>
    </style:style>
    <style:style style:name="P5" style:family="paragraph" style:parent-style-name="Standard">
      <style:text-properties officeooo:rsid="00208e5d" officeooo:paragraph-rsid="000ccf08"/>
    </style:style>
    <style:style style:name="P6" style:family="paragraph" style:parent-style-name="Standard">
      <style:text-properties fo:font-variant="normal" fo:text-transform="none" fo:color="#333333" fo:letter-spacing="normal" officeooo:rsid="00208e5d" officeooo:paragraph-rsid="000ccf08"/>
    </style:style>
    <style:style style:name="P7" style:family="paragraph" style:parent-style-name="Standard">
      <style:text-properties fo:font-weight="bold" officeooo:rsid="00171d3e" officeooo:paragraph-rsid="000ccf08" style:font-weight-asian="bold" style:font-weight-complex="bold"/>
    </style:style>
    <style:style style:name="P8" style:family="paragraph" style:parent-style-name="Standard">
      <style:text-properties officeooo:rsid="000b1a36" officeooo:paragraph-rsid="000b1a36"/>
    </style:style>
    <style:style style:name="P9" style:family="paragraph" style:parent-style-name="Standard">
      <style:text-properties officeooo:rsid="000d97b6" officeooo:paragraph-rsid="000d97b6"/>
    </style:style>
    <style:style style:name="P10" style:family="paragraph" style:parent-style-name="Standard">
      <style:paragraph-properties fo:text-align="end" style:justify-single-word="false"/>
      <style:text-properties officeooo:rsid="000d97b6" officeooo:paragraph-rsid="000d97b6"/>
    </style:style>
    <style:style style:name="P11" style:family="paragraph" style:parent-style-name="Standard">
      <style:text-properties officeooo:rsid="000eec58" officeooo:paragraph-rsid="000eec58"/>
    </style:style>
    <style:style style:name="P12" style:family="paragraph" style:parent-style-name="Standard">
      <style:text-properties officeooo:rsid="00106c8e" officeooo:paragraph-rsid="00106c8e"/>
    </style:style>
    <style:style style:name="P13" style:family="paragraph" style:parent-style-name="Text_20_body">
      <style:text-properties fo:color="#454545" style:font-name="Tahoma" fo:font-size="10.5pt" officeooo:rsid="001551c8" officeooo:paragraph-rsid="000ccf08"/>
    </style:style>
    <style:style style:name="P14" style:family="paragraph" style:parent-style-name="Text_20_body">
      <style:paragraph-properties style:line-height-at-least="0.556cm"/>
      <style:text-properties fo:color="#454545" style:font-name="Tahoma" fo:font-size="10.5pt" officeooo:paragraph-rsid="000ccf08"/>
    </style:style>
    <style:style style:name="P15" style:family="paragraph" style:parent-style-name="Text_20_body">
      <style:paragraph-properties style:line-height-at-least="0.556cm"/>
      <style:text-properties fo:color="#454545" style:font-name="Tahoma" fo:font-size="10.5pt" officeooo:rsid="00159b39" officeooo:paragraph-rsid="000ccf08"/>
    </style:style>
    <style:style style:name="P16" style:family="paragraph" style:parent-style-name="Text_20_body">
      <style:paragraph-properties style:line-height-at-least="0.556cm"/>
      <style:text-properties fo:color="#454545" officeooo:paragraph-rsid="000ccf08"/>
    </style:style>
    <style:style style:name="P17" style:family="paragraph" style:parent-style-name="Text_20_body">
      <style:text-properties officeooo:rsid="00171d3e" officeooo:paragraph-rsid="000ccf08"/>
    </style:style>
    <style:style style:name="P18" style:family="paragraph" style:parent-style-name="Text_20_body">
      <style:text-properties officeooo:paragraph-rsid="000ccf08"/>
    </style:style>
    <style:style style:name="P19" style:family="paragraph" style:parent-style-name="Preformatted_20_Text">
      <style:text-properties officeooo:rsid="000ce38e" officeooo:paragraph-rsid="000ccf08"/>
    </style:style>
    <style:style style:name="P20" style:family="paragraph" style:parent-style-name="Preformatted_20_Text">
      <style:text-properties officeooo:rsid="00208e5d" officeooo:paragraph-rsid="000ccf08"/>
    </style:style>
    <style:style style:name="P21" style:family="paragraph" style:parent-style-name="Standard">
      <style:text-properties officeooo:rsid="0011288e" officeooo:paragraph-rsid="0011288e"/>
    </style:style>
    <style:style style:name="T1" style:family="text">
      <style:text-properties style:font-name-asian="Tahoma" style:font-size-asian="10.5pt"/>
    </style:style>
    <style:style style:name="T2" style:family="text">
      <style:text-properties style:font-name="Tahoma" fo:font-size="10.5pt"/>
    </style:style>
    <style:style style:name="T3" style:family="text">
      <style:text-properties style:font-name="Microsoft Yahei" fo:font-size="12pt" fo:font-style="normal" fo:font-weight="normal"/>
    </style:style>
    <style:style style:name="T4" style:family="text">
      <style:text-properties style:font-name-asian="Microsoft Yahei" style:font-size-asian="12pt" style:font-style-asian="normal" style:font-weight-asian="normal"/>
    </style:style>
    <style:style style:name="T5" style:family="text">
      <style:text-properties fo:letter-spacing="-0.026cm"/>
    </style:style>
    <style:style style:name="T6" style:family="text">
      <style:text-properties fo:letter-spacing="-0.026cm" officeooo:rsid="0016b1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hell 学习</text:p>
      <text:p text:style-name="P9">脚本的编译调试</text:p>
      <text:p text:style-name="P10">sh -n your_script <text:line-break/><text:line-break/>　　这将返回所有语法错误</text:p>
      <text:p text:style-name="P10"/>
      <text:p text:style-name="P10"/>
      <text:p text:style-name="P10">Shell提供了一些用于调试脚本的选项，如下所示： <text:line-break/><text:line-break/>-n <text:line-break/>读一遍脚本中的命令但不执行，用于检查脚本中的语法错误 <text:line-break/><text:line-break/>-v <text:line-break/>一边执行脚本，一边将执行过的脚本命令打印到标准错误输出 <text:line-break/><text:line-break/>-x <text:line-break/>提供跟踪执行信息，将执行的每一条命令和结果依次打印出来 <text:line-break/><text:line-break/>使用这些选项有三种方法，一是在命令行提供参数 <text:line-break/><text:line-break/>$ sh -x ./script.sh二是在脚本开头提供参数 <text:line-break/><text:line-break/>#! /bin/sh -x第三种方法是在脚本中用set命令启用或禁用参数 </text:p>
      <text:p text:style-name="P10"/>
      <text:p text:style-name="P9"/>
      <text:p text:style-name="P9"/>
      <text:p text:style-name="P2">脚本sh文件中</text:p>
      <text:p text:style-name="P2">set -e 作用：出于代码安全性考虑，如果有任何脚本返回值为0则退出脚本</text:p>
      <text:p text:style-name="P13">set -e # Exit the script if an error happens</text:p>
      <text:p text:style-name="P16"><text:span text:style-name="T1">脚本</text:span><text:span text:style-name="T2">A </text:span></text:p>
      <text:p text:style-name="P14">set +e # don't bail out of bash script if ccache doesn't exist</text:p>
      <text:p text:style-name="P16"><text:span text:style-name="T1">脚本</text:span><text:span text:style-name="T2">B</text:span></text:p>
      <text:p text:style-name="P14">set -e # back to regular "bail out on error" mode</text:p>
      <text:p text:style-name="P16"><text:span text:style-name="T1">脚本</text:span><text:span text:style-name="T2">C</text:span></text:p>
      <text:p text:style-name="P16"> </text:p>
      <text:p text:style-name="P16"><text:span text:style-name="T1">如上面一个 脚本 </text:span><text:span text:style-name="T2">shell </text:span><text:span text:style-name="T1">，</text:span></text:p>
      <text:p text:style-name="P16"><text:span text:style-name="T2">A  </text:span><text:span text:style-name="T1">和 </text:span><text:span text:style-name="T2">C </text:span><text:span text:style-name="T1">中的 脚本 执行的时候 如果  出现了 返回值 为 非零 ，整个脚本 就会立即退出 </text:span></text:p>
      <text:p text:style-name="P16"><text:span text:style-name="T2">B </text:span><text:span text:style-name="T1">脚本 中如果 出现了 返回值 为 非零 将 会 继续 执行 下面的 脚本 </text:span><text:span text:style-name="T2">C </text:span><text:span text:style-name="T1">。</text:span></text:p>
      <text:p text:style-name="P14">可能造成问题。</text:p>
      <text:p text:style-name="P15">如找到当前文件的路径</text:p>
      <text:p text:style-name="P3">DIR="$( cd "$(dirname "$0")"; pwd -P )" </text:p>
      <text:p text:style-name="P3">echo "$DIR" </text:p>
      <text:p text:style-name="P3">如何给文件可执行权限</text:p>
      <text:p text:style-name="P3">chmod +x filename</text:p>
      <text:p text:style-name="P3"><text:soft-page-break/>chmod 777 filename </text:p>
      <text:p text:style-name="P4"/>
      <text:p text:style-name="P4">wegt为下载命令</text:p>
      <text:p text:style-name="P4">解压 tar -xf</text:p>
      <text:p text:style-name="P19">tar -xf cifar-10-binary.tar.gz</text:p>
      <text:p text:style-name="P19">删除文件 rm -f </text:p>
      <text:p text:style-name="P19"><text:s/>&amp;&amp; rm -f cifar-10-binary.tar.gz</text:p>
      <text:p text:style-name="P19">移动文件夹</text:p>
      <text:p text:style-name="P19">mv cifar-10-batches-bin/* .</text:p>
      <text:p text:style-name="P19">删除文件夹</text:p>
      <text:p text:style-name="P19"><text:s/>&amp;&amp; rm -rf cifar-10-batches-bin</text:p>
      <text:p text:style-name="P5">查找文件命令</text:p>
      <text:p text:style-name="P5">find <text:s text:c="2"/>+ 路径 命令参数 输出形式</text:p>
      <text:p text:style-name="P5">如 </text:p>
      <text:p text:style-name="P5">find `pwd`/examples/images -type f  查找文件夹下所有的普通文件</text:p>
      <text:p text:style-name="P20"><text:bookmark text:name="best-content-2282175552"/>-type 查找某一类型的文件，诸如：b-块设备文件；d-目录；c-字符设备文件；p-管道文件；l-符号链接文件；f-普通文件；s-socket文件。</text:p>
      <text:p text:style-name="P20"><text:bookmark text:name="best-content-22821755521"/><text:s/>find . -name "*.sh" </text:p>
      <text:p text:style-name="P20">查找文件夹下的所有文件并且吧文件的路径和名称打印到temp.txt</text:p>
      <text:p text:style-name="P5">find `pwd`/examples/images -type f -exec echo {} \; &gt; examples/_temp/temp.txt </text:p>
      <text:p text:style-name="P5">-exec 是执行另外一个命令</text:p>
      <text:p text:style-name="P5">sed</text:p>
      <text:p text:style-name="P6"><text:span text:style-name="T3">linux</text:span><text:span text:style-name="T4">中</text:span><text:span text:style-name="T3">sed</text:span><text:span text:style-name="T4">命令的一些应用，</text:span><text:span text:style-name="T3">sed</text:span><text:span text:style-name="T4">主要用来对文件进行一些处理，比如打印，追加，删除，替换等</text:span></text:p>
      <text:p text:style-name="P6">sed "s/$/ 0/" examples/_temp/temp.txt &gt; examples/_temp/file_list.txt</text:p>
      <text:p text:style-name="P4"/>
      <text:p text:style-name="P18"><text:span text:style-name="T6">所以让我们添加一个</text:span>0<text:span text:style-name="T5">到每一</text:span>的末尾</text:p>
      <text:p text:style-name="P7">caffe cifar10例子学习笔记</text:p>
      <text:p text:style-name="P7">一、下载二进制的cifar文件</text:p>
      <text:p text:style-name="P1">cd caffe</text:p>
      <text:p text:style-name="P1">./data/cifar10/get_cifar10.sh#获取的是数据集的二进制文件</text:p>
      <text:p text:style-name="P1">脚本文件如下</text:p>
      <text:p text:style-name="P1">#获取当前文件的路径</text:p>
      <text:p text:style-name="P1">DIR="$( cd "$(dirname "$0")" ; pwd -P )" </text:p>
      <text:p text:style-name="P1">cd "$DIR" </text:p>
      <text:p text:style-name="P1"/>
      <text:p text:style-name="P1">echo "Downloading..." </text:p>
      <text:p text:style-name="P1">下载命令 无需验证下载</text:p>
      <text:p text:style-name="P1">wget --no-check-certificate http://www.cs.toronto.edu/~kriz/cifar-10-binary.tar.gz </text:p>
      <text:p text:style-name="P1"/>
      <text:p text:style-name="P1">echo "Unzipping..." </text:p>
      <text:p text:style-name="P1"/>
      <text:p text:style-name="P1">#解压&amp;&amp;删除</text:p>
      <text:p text:style-name="P1">tar -xf cifar-10-binary.tar.gz &amp;&amp; rm -f cifar-10-binary.tar.gz </text:p>
      <text:p text:style-name="P1">移动文件夹下所以内容 <text:s/>&amp;&amp;删除文件夹</text:p>
      <text:p text:style-name="P1">mv cifar-10-batches-bin/* . &amp;&amp; rm -rf cifar-10-batches-bin</text:p>
      <text:p text:style-name="P1"/>
      <text:p text:style-name="P1">二、生成数据集的库和数据集图像均值文件</text:p>
      <text:p text:style-name="P17">cd $CAFFE_ROOT </text:p>
      <text:p text:style-name="P18">./examples/cifar10/create_cifar10.sh  </text:p>
      <text:p text:style-name="P1"><text:soft-page-break/>#××××××××××××××××××××××××××××××××××××××××××××××××××××××××××××××××××××××</text:p>
      <text:p text:style-name="P1">脚本文件如下：</text:p>
      <text:p text:style-name="P1">#!/usr/bin/env sh </text:p>
      <text:p text:style-name="P1"># This script converts the cifar data into leveldb format. </text:p>
      <text:p text:style-name="P1">set -e </text:p>
      <text:p text:style-name="P1"/>
      <text:p text:style-name="P1">EXAMPLE=examples/cifar10 </text:p>
      <text:p text:style-name="P1">DATA=data/cifar10 </text:p>
      <text:p text:style-name="P1">DBTYPE=lmdb </text:p>
      <text:p text:style-name="P1"/>
      <text:p text:style-name="P1">echo "Creating $DBTYPE..." </text:p>
      <text:p text:style-name="P1">#f表示删除文件，而且可以删除非空目录 </text:p>
      <text:p text:style-name="P1">rm -rf $EXAMPLE/cifar10_train_$DBTYPE $EXAMPLE/cifar10_test_$DBTYPE </text:p>
      <text:p text:style-name="P1">#rm -rf examples/cifar10/cifar10_train_lmdb examples/cifar10/cifar10_test_lmdb </text:p>
      <text:p text:style-name="P1">#利用转换工具 convert_cifar_data.bin <text:s text:c="4"/>数据集 目录 数据类型 <text:s text:c="19"/>转化数据集</text:p>
      <text:p text:style-name="P1">./build/examples/cifar10/convert_cifar_data.bin $DATA/cifar-10-batches-bin $EXAMPLE $DBTYPE </text:p>
      <text:p text:style-name="P1"/>
      <text:p text:style-name="P1">echo "Computing image mean..." </text:p>
      <text:p text:style-name="P1">#图像均值计算工具compute_image_mean <text:s/>文件 <text:s text:c="2"/>均值文件</text:p>
      <text:p text:style-name="P1">./build/tools/compute_image_mean -backend=$DBTYPE \ </text:p>
      <text:p text:style-name="P1"><text:s text:c="2"/>$EXAMPLE/cifar10_train_$DBTYPE $EXAMPLE/mean.binaryproto </text:p>
      <text:p text:style-name="P1"/>
      <text:p text:style-name="P1">echo "Done."</text:p>
      <text:p text:style-name="P1">#×××××××××××××××××××××××××××××××××××××××××××××××××××××××××××××××××</text:p>
      <text:p text:style-name="P11">批量修改文件的后缀名称</text:p>
      <text:p text:style-name="P11">#!/bin/sh</text:p>
      <text:p text:style-name="P11">#!/bin/bash</text:p>
      <text:p text:style-name="P11">oldext="gif"</text:p>
      <text:p text:style-name="P11">newext="jpg"</text:p>
      <text:p text:style-name="P11">dir=$(eval pwd)</text:p>
      <text:p text:style-name="P11">echo $dir</text:p>
      <text:p text:style-name="P11">for file in $(ls $dir | grep .$oldext)</text:p>
      <text:p text:style-name="P11"><text:s text:c="8"/>do</text:p>
      <text:p text:style-name="P11"><text:s text:c="8"/>name=$(ls $file | cut -d. -f1)#使用了cut提取文件名</text:p>
      <text:p text:style-name="P11"><text:s text:c="8"/>mv $file ${name}.$newext</text:p>
      <text:p text:style-name="P11"><text:s text:c="8"/>done</text:p>
      <text:p text:style-name="P11">echo "change" $oldext "to jpg done!"</text:p>
      <text:p text:style-name="P11">批量修改图片大小</text:p>
      <text:p text:style-name="P12">#!/usr/bin/env sh </text:p>
      <text:p text:style-name="P12"># This script converts the cifar data into leveldb format. </text:p>
      <text:p text:style-name="P12">set -e </text:p>
      <text:p text:style-name="P12"><text:s/></text:p>
      <text:p text:style-name="P12">DIR="$( cd "$(dirname "$0")" ; pwd -P )"</text:p>
      <text:p text:style-name="P12">echo "transform..............................................."</text:p>
      <text:p text:style-name="P12">for name in $DIR/val/*;</text:p>
      <text:p text:style-name="P12">do</text:p>
      <text:p text:style-name="P12"><text:tab/>echo $name</text:p>
      <text:p text:style-name="P12"><text:tab/>convert -resize 256x256\! $name $name</text:p>
      <text:p text:style-name="P12">done</text:p>
      <text:p text:style-name="P12">echo "done val"</text:p>
      <text:p text:style-name="P12">for name in $DIR/train/*;</text:p>
      <text:p text:style-name="P12"><text:soft-page-break/>do</text:p>
      <text:p text:style-name="P12"><text:tab/>echo $name</text:p>
      <text:p text:style-name="P12"><text:tab/>convert -resize 256x256\! $name $name</text:p>
      <text:p text:style-name="P12">done</text:p>
      <text:p text:style-name="P12">echo "done train"</text:p>
      <text:p text:style-name="P21">按符号裁剪文本的命令 </text:p>
      <text:p text:style-name="P21">cat vali.txt|cut -d'/' -f7&gt;val1.txt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icrosoft Yahei" svg:font-family="'Microsoft Yahei', arial, sans-serif"/>
    <style:font-face style:name="Tahoma" svg:font-family="Tahoma, Helvetica, Arial, STHeiti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09:47:53.224385689</meta:creation-date>
    <dc:date>2017-06-16T21:23:15.723731018</dc:date>
    <meta:editing-duration>PT41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4" meta:paragraph-count="118" meta:word-count="1004" meta:character-count="3328" meta:non-whitespace-character-count="2935"/>
  </office:meta>
</office:document-meta>
</file>